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j8cm_tut.doc</text:p>
      <text:p text:style-name="Preformatted_20_Text"/>
      <text:p text:style-name="Preformatted_20_Text">Jay's 8-bit Computer Model Tutorial</text:p>
      <text:p text:style-name="Preformatted_20_Text"/>
      <text:p text:style-name="Preformatted_20_Text">Tutorial #1.</text:p>
      <text:p text:style-name="Preformatted_20_Text">------------</text:p>
      <text:p text:style-name="Preformatted_20_Text">J8CM ML programming.</text:p>
      <text:p text:style-name="Preformatted_20_Text"/>
      <text:p text:style-name="Preformatted_20_Text"><text:s text:c="2"/>From windows file manager run file "jacm.exe".</text:p>
      <text:p text:style-name="Preformatted_20_Text"/>
      <text:p text:style-name="Preformatted_20_Text"><text:s text:c="2"/>From J8CM main menu select: <text:s/>2. Memory Panel</text:p>
      <text:p text:style-name="Preformatted_20_Text"><text:tab/> From J8CM Memory Panel menu select: 2. Display contents of memory</text:p>
      <text:p text:style-name="Preformatted_20_Text"><text:tab/><text:tab/>Observe all memory locations except 001 and 004 are set to all 0s.</text:p>
      <text:p text:style-name="Preformatted_20_Text"><text:tab/><text:tab/>Space bar advances display.</text:p>
      <text:p text:style-name="Preformatted_20_Text"/>
      <text:p text:style-name="Preformatted_20_Text"><text:tab/> From J8CM Memory Panel menu select: <text:s/>1. Edit contents of memory</text:p>
      <text:p text:style-name="Preformatted_20_Text"><text:tab/><text:tab/>Enter 10 when prompted for a starting memory location.</text:p>
      <text:p text:style-name="Preformatted_20_Text"><text:tab/><text:tab/>Set contents of location 10 to all 1's.</text:p>
      <text:p text:style-name="Preformatted_20_Text"><text:tab/><text:tab/>Press "n" to advance to memory location 20.</text:p>
      <text:p text:style-name="Preformatted_20_Text"><text:tab/><text:tab/>Set the contents of location 20 to 4(00000100 - load acc).</text:p>
      <text:p text:style-name="Preformatted_20_Text"><text:soft-page-break/><text:tab/><text:tab/>Set the contents of location 21 to 10(00001010).</text:p>
      <text:p text:style-name="Preformatted_20_Text"><text:tab/><text:tab/>Set the contents of location 22 to 5(00000101 - store acc).</text:p>
      <text:p text:style-name="Preformatted_20_Text"><text:tab/><text:tab/>Set the contents of location 23 to 11(00001011).</text:p>
      <text:p text:style-name="Preformatted_20_Text"><text:tab/><text:tab/>Set the contents of location 24 to 1(00000001 - output)</text:p>
      <text:p text:style-name="Preformatted_20_Text"><text:tab/><text:tab/>Set the contents of location 25 to 11(00001011).</text:p>
      <text:p text:style-name="Preformatted_20_Text"><text:tab/><text:tab/>Set the contents of location 26 to 9(00001001 - halt).</text:p>
      <text:p text:style-name="Preformatted_20_Text"><text:tab/><text:tab/>Set the contents of location 27 to 20(00010100).</text:p>
      <text:p text:style-name="Preformatted_20_Text"><text:tab/><text:tab/>Press "x" to return to Memory Panel menu.</text:p>
      <text:p text:style-name="Preformatted_20_Text"/>
      <text:p text:style-name="Preformatted_20_Text"><text:tab/> From J8CM Memory Panel menu select: 2. Display contents of memory</text:p>
      <text:p text:style-name="Preformatted_20_Text"><text:tab/><text:tab/>Your program should now be in memory. The program itself begins at</text:p>
      <text:p text:style-name="Preformatted_20_Text"><text:tab/><text:tab/>location 020 and uses locations 010 and 011 for storage.</text:p>
      <text:p text:style-name="Preformatted_20_Text"><text:tab/><text:tab/> <text:s/>Your block of code looks like this:</text:p>
      <text:p text:style-name="Preformatted_20_Text"/>
      <text:p text:style-name="Preformatted_20_Text"><text:tab/><text:tab/><text:tab/> <text:s/>008: <text:s/>00000000 <text:s/>00000000 <text:s/>11111111 <text:s/>00000000</text:p>
      <text:p text:style-name="Preformatted_20_Text"><text:tab/><text:tab/><text:tab/><text:tab/><text:tab/><text:tab/><text:tab/>. <text:s text:c="8"/>. <text:s text:c="8"/>. <text:s text:c="8"/>.</text:p>
      <text:p text:style-name="Preformatted_20_Text"><text:tab/><text:tab/><text:tab/><text:tab/><text:tab/><text:tab/><text:tab/>. <text:s text:c="8"/>. <text:s text:c="8"/>. <text:s text:c="8"/>.</text:p>
      <text:p text:style-name="Preformatted_20_Text"><text:tab/><text:tab/><text:tab/> <text:s/>020: <text:s/>00000100 <text:s/>00001010 <text:s/>00000101 <text:s/>00001011</text:p>
      <text:p text:style-name="Preformatted_20_Text"><text:tab/><text:tab/><text:tab/> <text:s/>024: <text:s/>00000001 <text:s/>00001011 <text:s/>00001001 <text:s/>00010100</text:p>
      <text:p text:style-name="Preformatted_20_Text"><text:tab/><text:tab/><text:tab/><text:tab/><text:tab/><text:tab/><text:tab/>. <text:s text:c="8"/>. <text:s text:c="8"/>. <text:s text:c="8"/>.</text:p>
      <text:p text:style-name="Preformatted_20_Text"><text:tab/><text:tab/><text:tab/><text:tab/><text:tab/><text:tab/><text:tab/>. <text:s text:c="8"/>. <text:s text:c="8"/>. <text:s text:c="8"/>.</text:p>
      <text:p text:style-name="Preformatted_20_Text"><text:soft-page-break/></text:p>
      <text:p text:style-name="Preformatted_20_Text"><text:tab/><text:tab/>This program will:</text:p>
      <text:p text:style-name="Preformatted_20_Text"><text:tab/><text:tab/><text:tab/> 1.)load the accumulator with the contents of memory</text:p>
      <text:p text:style-name="Preformatted_20_Text"><text:tab/><text:tab/><text:tab/><text:tab/> location 010.(all 1's)</text:p>
      <text:p text:style-name="Preformatted_20_Text"><text:tab/><text:tab/><text:tab/> 2.)store the contents of the accumulator(all 1's) to</text:p>
      <text:p text:style-name="Preformatted_20_Text"><text:tab/><text:tab/><text:tab/><text:tab/> memory location 011.</text:p>
      <text:p text:style-name="Preformatted_20_Text"><text:tab/><text:tab/><text:tab/> 3.)output the contents of memory location 011 to I/O.</text:p>
      <text:p text:style-name="Preformatted_20_Text"/>
      <text:p text:style-name="Preformatted_20_Text"><text:tab/> From J8CM Memory Panel menu select: 3. Return to main menu</text:p>
      <text:p text:style-name="Preformatted_20_Text"/>
      <text:p text:style-name="Preformatted_20_Text"><text:s text:c="2"/>From J8CM main menu select: <text:s/>3. I/O Panel</text:p>
      <text:p text:style-name="Preformatted_20_Text"><text:tab/> Observe I/O out is all 0s.</text:p>
      <text:p text:style-name="Preformatted_20_Text"><text:tab/> Press "x" to return to the main menu.</text:p>
      <text:p text:style-name="Preformatted_20_Text"/>
      <text:p text:style-name="Preformatted_20_Text"><text:s text:c="2"/>From J8CM main menu select: <text:s/>1. Front Panel</text:p>
      <text:p text:style-name="Preformatted_20_Text"><text:tab/> Press "p" to set the program counter.</text:p>
      <text:p text:style-name="Preformatted_20_Text"><text:tab/><text:tab/>Set the program counter to 20(00010100 - start of program)</text:p>
      <text:p text:style-name="Preformatted_20_Text"><text:tab/><text:tab/>Press "x".</text:p>
      <text:p text:style-name="Preformatted_20_Text"><text:tab/> Press "r" to run your program.</text:p>
      <text:p text:style-name="Preformatted_20_Text"><text:tab/> Press "s" to step through your program. One instruction is fetched and</text:p>
      <text:p text:style-name="Preformatted_20_Text"><text:tab/> executed each time the "s" key is pressed.</text:p>
      <text:p text:style-name="Preformatted_20_Text"><text:soft-page-break/></text:p>
      <text:p text:style-name="Preformatted_20_Text"><text:s text:c="2"/>When your program has run observe that the PC=00010100, IR=00001001,</text:p>
      <text:p text:style-name="Preformatted_20_Text">MAR=00001011 and Accumulator = 11111111. If you view the contents of</text:p>
      <text:p text:style-name="Preformatted_20_Text">memory you will note location 011 has been set to all 1's. Now switch</text:p>
      <text:p text:style-name="Preformatted_20_Text">to the I/O Panel and look at I/O out. I/O out byte 0 = all 1's and</text:p>
      <text:p text:style-name="Preformatted_20_Text">the marker has been updated to point to byte 1.</text:p>
      <text:p text:style-name="Preformatted_20_Text"/>
      <text:p text:style-name="Preformatted_20_Text"/>
      <text:p text:style-name="Preformatted_20_Text">Tutorial #2.</text:p>
      <text:p text:style-name="Preformatted_20_Text">------------</text:p>
      <text:p text:style-name="Preformatted_20_Text">Loading an object file into memory.</text:p>
      <text:p text:style-name="Preformatted_20_Text"/>
      <text:p text:style-name="Preformatted_20_Text"><text:s text:c="2"/>From J8CM main menu select: <text:s/>5. Data Destruct</text:p>
      <text:p text:style-name="Preformatted_20_Text"><text:tab/> From the Data Destruct Menu select: <text:s/>1. Clear memory</text:p>
      <text:p text:style-name="Preformatted_20_Text"><text:tab/><text:tab/>Answer "y" at the prompt.</text:p>
      <text:p text:style-name="Preformatted_20_Text"><text:tab/> CPU registers and I/O out can be cleared here or at their</text:p>
      <text:p text:style-name="Preformatted_20_Text"><text:tab/> respective panels.</text:p>
      <text:p text:style-name="Preformatted_20_Text"><text:tab/> Option 5 is not needed for this exercise.</text:p>
      <text:p text:style-name="Preformatted_20_Text"><text:tab/> Return to J8CM main menu.</text:p>
      <text:p text:style-name="Preformatted_20_Text"/>
      <text:p text:style-name="Preformatted_20_Text"><text:s text:c="2"/>From J8CM main menu select: <text:s/>4. Loader</text:p>
      <text:p text:style-name="Preformatted_20_Text"><text:soft-page-break/><text:tab/> From the Loader menu select: <text:s/>3. Set device name(a:)</text:p>
      <text:p text:style-name="Preformatted_20_Text"><text:tab/><text:tab/>Enter "a:\j8_tests\" for device and path.</text:p>
      <text:p text:style-name="Preformatted_20_Text"><text:tab/> From the Loader menu select: <text:s/>1. Load '.obj' file into memory</text:p>
      <text:p text:style-name="Preformatted_20_Text"><text:tab/><text:tab/>Enter "demo" for filename.</text:p>
      <text:p text:style-name="Preformatted_20_Text"><text:tab/> Return to J8CM main menu.</text:p>
      <text:p text:style-name="Preformatted_20_Text"/>
      <text:p text:style-name="Preformatted_20_Text"><text:s text:c="2"/>From J8CM main menu select: <text:s/>2. Memory Panel</text:p>
      <text:p text:style-name="Preformatted_20_Text"><text:tab/> From J8CM Memory Panel menu select: 2. Display contents of memory</text:p>
      <text:p text:style-name="Preformatted_20_Text"><text:tab/><text:tab/>The demo program should now be in memory. <text:s/>The program starts</text:p>
      <text:p text:style-name="Preformatted_20_Text"><text:tab/><text:tab/>at memory location 30. Data storage starts at 10.</text:p>
      <text:p text:style-name="Preformatted_20_Text"><text:tab/> Return to J8CM main menu.</text:p>
      <text:p text:style-name="Preformatted_20_Text"/>
      <text:p text:style-name="Preformatted_20_Text"><text:s text:c="2"/>From J8CM main menu select: <text:s/>1. Front Panel</text:p>
      <text:p text:style-name="Preformatted_20_Text"><text:tab/> Press "c" to clear CPU registers.</text:p>
      <text:p text:style-name="Preformatted_20_Text"><text:tab/> Press "p" to set the program counter.</text:p>
      <text:p text:style-name="Preformatted_20_Text"><text:tab/><text:tab/>Set the program counter to 30(00011110 - start of program)</text:p>
      <text:p text:style-name="Preformatted_20_Text"><text:tab/><text:tab/>Press "x".</text:p>
      <text:p text:style-name="Preformatted_20_Text"><text:tab/> Press "r" to run the demo program.</text:p>
      <text:p text:style-name="Preformatted_20_Text"/>
      <text:p text:style-name="Preformatted_20_Text"><text:s text:c="2"/>When the demo program has run observe that the various CPU registers</text:p>
      <text:p text:style-name="Preformatted_20_Text">have changed contents. If you view the contents of memory you will note</text:p>
      <text:p text:style-name="Preformatted_20_Text"><text:soft-page-break/>changes particularly at the top of memory where the stack has been</text:p>
      <text:p text:style-name="Preformatted_20_Text">implemented. Data has also been written to I/O out and the marker has been</text:p>
      <text:p text:style-name="Preformatted_20_Text">updated.</text:p>
      <text:p text:style-name="Preformatted_20_Text"/>
      <text:p text:style-name="Preformatted_20_Text"/>
      <text:p text:style-name="Preformatted_20_Text">Tutorial #3.</text:p>
      <text:p text:style-name="Preformatted_20_Text">------------</text:p>
      <text:p text:style-name="Preformatted_20_Text">Loading a bootable file into I/O in.</text:p>
      <text:p text:style-name="Preformatted_20_Text"/>
      <text:p text:style-name="Preformatted_20_Text"><text:s text:c="2"/>From J8CM main menu select: <text:s/>5. Data Destruct</text:p>
      <text:p text:style-name="Preformatted_20_Text"><text:tab/> Clear memory, I/O and CPU registers as in tutorial #2.</text:p>
      <text:p text:style-name="Preformatted_20_Text"><text:tab/> From the Data Destruct Menu select: <text:s/>5. Intiialize ROM.</text:p>
      <text:p text:style-name="Preformatted_20_Text"><text:tab/> Return to J8CM main menu.</text:p>
      <text:p text:style-name="Preformatted_20_Text"/>
      <text:p text:style-name="Preformatted_20_Text"><text:s text:c="2"/>From J8CM main menu select: <text:s/>4. Loader</text:p>
      <text:p text:style-name="Preformatted_20_Text"><text:tab/> From the Loader menu select: <text:s/>3. Set device name(a:)</text:p>
      <text:p text:style-name="Preformatted_20_Text"><text:tab/><text:tab/>Enter "a:\j8_tests\" for device and path.</text:p>
      <text:p text:style-name="Preformatted_20_Text"><text:tab/> From the Loader menu select: <text:s/>2. Load '.ldr' file into I/O in</text:p>
      <text:p text:style-name="Preformatted_20_Text"><text:tab/><text:tab/>Enter "demo" for filename.</text:p>
      <text:p text:style-name="Preformatted_20_Text"><text:tab/> Return to J8CM main menu.</text:p>
      <text:p text:style-name="Preformatted_20_Text"/>
      <text:p text:style-name="Preformatted_20_Text"><text:soft-page-break/><text:s text:c="2"/>From J8CM main menu select: <text:s/>3. I/O Panel</text:p>
      <text:p text:style-name="Preformatted_20_Text"><text:tab/> Observe I/O in is loaded with the demo program.</text:p>
      <text:p text:style-name="Preformatted_20_Text"><text:tab/> Press "x" to return to the main menu.</text:p>
      <text:p text:style-name="Preformatted_20_Text"/>
      <text:p text:style-name="Preformatted_20_Text"><text:s text:c="2"/>From J8CM main menu select: <text:s/>1. Front Panel</text:p>
      <text:p text:style-name="Preformatted_20_Text"><text:tab/> Press "c" to clear CPU registers.</text:p>
      <text:p text:style-name="Preformatted_20_Text"><text:tab/> Press "r" to run the demo program.</text:p>
      <text:p text:style-name="Preformatted_20_Text"/>
      <text:p text:style-name="Preformatted_20_Text"><text:s text:c="2"/>If memory has been properly cleared and ROM initialized the program</text:p>
      <text:p text:style-name="Preformatted_20_Text">will load from I/O and execute.</text:p>
      <text:p text:style-name="Preformatted_20_Text"/>
      <text:p text:style-name="Preformatted_20_Text"/>
      <text:p text:style-name="Preformatted_20_Text"><text:tab/><text:tab/> *************************************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7" meta:paragraph-count="110" meta:word-count="812" meta:character-count="4851"/>
    <meta:generator>OpenOffice/4.1.3$Win32 OpenOffice.org_project/413m1$Build-9783</meta:generator>
  </office:meta>
</office:document-meta>
</file>